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color="#000000" draw:fill="solid" draw:fill-color="#ffcc99" draw:auto-grow-height="true" draw:fit-to-contour="false" fo:min-height="0.711cm" fo:padding-top="0.127cm" fo:padding-bottom="0.127cm" fo:padding-left="0.254cm" fo:padding-right="0.254cm"/>
    </style:style>
    <style:style style:name="gr3" style:family="graphic" style:parent-style-name="standard">
      <style:graphic-properties svg:stroke-width="0.051cm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color="#000000" draw:fill="solid" draw:fill-color="#ff8080" draw:auto-grow-height="true" draw:fit-to-contour="false" fo:min-height="0.711cm" fo:padding-top="0.127cm" fo:padding-bottom="0.127cm" fo:padding-left="0.254cm" fo:padding-right="0.254cm"/>
    </style:style>
    <style:style style:name="gr5" style:family="graphic" style:parent-style-name="standard">
      <style:graphic-properties svg:stroke-width="0.051cm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color="#000000" draw:fill="solid" draw:fill-color="#ff8080" draw:auto-grow-height="true" draw:fit-to-contour="false" fo:min-height="0.605cm" fo:padding-top="0.127cm" fo:padding-bottom="0.127cm" fo:padding-left="0.254cm" fo:padding-right="0.254cm"/>
    </style:style>
    <style:style style:name="gr7" style:family="graphic" style:parent-style-name="standard">
      <style:graphic-properties svg:stroke-width="0.051cm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3.359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2.456cm" fo:padding-top="0cm" fo:padding-bottom="0cm" fo:padding-left="0cm" fo:padding-right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-color="#cccccc" draw:textarea-vertical-align="middle"/>
    </style:style>
    <style:style style:name="gr12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457cm" draw:marker-end-width="0.457cm" draw:textarea-vertical-align="middle" draw:auto-grow-height="false" fo:min-height="0.749cm" fo:min-width="0.499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457cm" draw:marker-end-width="0.457cm" draw:fill-color="#47b8b8" draw:textarea-vertical-align="middle" draw:auto-grow-height="false" fo:min-height="0.749cm" fo:min-width="0.499cm" fo:padding-top="0.176cm" fo:padding-bottom="0.176cm" fo:padding-left="0.301cm" fo:padding-right="0.301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solid" draw:fill-color="#ffcc99" draw:auto-grow-height="true" draw:fit-to-contour="false" fo:min-height="0.356cm" fo:padding-top="0.127cm" fo:padding-bottom="0.127cm" fo:padding-left="0.254cm" fo:padding-right="0.254cm"/>
    </style:style>
    <style:style style:name="gr18" style:family="graphic" style:parent-style-name="standard">
      <style:graphic-properties draw:stroke="solid" svg:stroke-color="#000000" draw:fill="solid" draw:fill-color="#ff8080" draw:auto-grow-height="true" draw:fit-to-contour="false" fo:min-height="0.381cm" fo:padding-top="0.127cm" fo:padding-bottom="0.127cm" fo:padding-left="0.254cm" fo:padding-right="0.254cm"/>
    </style:style>
    <style:style style:name="gr19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10pt" style:font-size-complex="10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curve" svg:x1="6.35cm" svg:y1="14.017cm" svg:x2="8.255cm" svg:y2="14.021cm" draw:start-shape="id1" draw:end-shape="id2" draw:end-glue-point="3" svg:d="m6350 14017c1429 0 477 4 1905 4">
            <text:p/>
          </draw:connector>
          <draw:frame draw:style-name="gr2" draw:text-style-name="P2" draw:id="id3" draw:layer="layout" svg:width="2.54cm" svg:height="0.967cm" svg:x="4.572cm" svg:y="11.43cm">
            <draw:text-box draw:corner-radius="0.254cm">
              <text:p><text:span text:style-name="T1">replication configuration</text:span></text:p>
            </draw:text-box>
          </draw:frame>
          <draw:frame draw:style-name="gr2" draw:text-style-name="P2" draw:id="id1" draw:layer="layout" svg:width="3.048cm" svg:height="1.323cm" svg:x="3.302cm" svg:y="13.356cm">
            <draw:text-box draw:corner-radius="0.254cm">
              <text:p><text:span text:style-name="T1">replication state engine</text:span><text:span text:style-name="T1"><text:line-break/></text:span><text:span text:style-name="T1">(master mode)</text:span></text:p>
            </draw:text-box>
            <draw:glue-point draw:id="4" svg:x="3.334cm" svg:y="5.005cm"/>
            <draw:glue-point draw:id="5" svg:x="3.334cm" svg:y="-4.994cm"/>
            <draw:glue-point draw:id="6" svg:x="-3.217cm" svg:y="-4.994cm"/>
            <draw:glue-point draw:id="7" svg:x="-2.574cm" svg:y="-0.31cm"/>
            <draw:glue-point draw:id="8" svg:x="-4.998cm" svg:y="-2.936cm"/>
            <draw:glue-point draw:id="9" svg:x="-4.998cm" svg:y="2.316cm"/>
            <draw:glue-point draw:id="10" svg:x="-1.493cm" svg:y="-4.994cm"/>
            <draw:glue-point draw:id="11" svg:x="-1.493cm" svg:y="-4.994cm"/>
            <draw:glue-point draw:id="12" svg:x="-1.493cm" svg:y="-4.994cm"/>
            <draw:glue-point draw:id="13" svg:x="-1.493cm" svg:y="-4.994cm"/>
            <draw:glue-point draw:id="14" svg:x="-1.666cm" svg:y="4.988cm"/>
            <draw:glue-point draw:id="15" svg:x="-3.217cm" svg:y="5.005cm"/>
            <draw:glue-point draw:id="16" svg:x="2.333cm" svg:y="5.005cm"/>
            <draw:glue-point draw:id="17" svg:x="-1.669cm" svg:y="-4.984cm"/>
          </draw:frame>
          <draw:connector draw:style-name="gr3" draw:text-style-name="P1" draw:layer="layout" draw:type="curve" svg:x1="5.842cm" svg:y1="12.397cm" svg:x2="5.842cm" svg:y2="13.357cm" draw:start-shape="id3" draw:start-glue-point="2" draw:end-shape="id1" draw:end-glue-point="5" svg:d="m5842 12397v960">
            <text:p/>
          </draw:connector>
          <draw:frame draw:style-name="gr4" draw:text-style-name="P2" draw:id="id5" draw:layer="layout" svg:width="3.048cm" svg:height="1.323cm" svg:x="15.494cm" svg:y="13.356cm">
            <draw:text-box draw:corner-radius="0.254cm">
              <text:p><text:span text:style-name="T1">replication state engine</text:span><text:span text:style-name="T1"><text:line-break/></text:span><text:span text:style-name="T1">(slave mode)</text:span></text:p>
            </draw:text-box>
            <draw:glue-point draw:id="4" svg:x="-3.333cm" svg:y="-4.981cm"/>
            <draw:glue-point draw:id="5" svg:x="-3.333cm" svg:y="4.988cm"/>
            <draw:glue-point draw:id="6" svg:x="3.608cm" svg:y="-4.994cm"/>
            <draw:glue-point draw:id="7" svg:x="5cm" svg:y="-2.936cm"/>
            <draw:glue-point draw:id="8" svg:x="5cm" svg:y="2.316cm"/>
            <draw:glue-point draw:id="9" svg:x="1.661cm" svg:y="-4.994cm"/>
            <draw:glue-point draw:id="10" svg:x="1.666cm" svg:y="-4.981cm"/>
            <draw:glue-point draw:id="11" svg:x="-2.333cm" svg:y="4.994cm"/>
            <draw:glue-point draw:id="12" svg:x="1.666cm" svg:y="5.003cm"/>
            <draw:glue-point draw:id="13" svg:x="3.608cm" svg:y="5.005cm"/>
          </draw:frame>
          <draw:connector draw:style-name="gr5" draw:text-style-name="P1" draw:layer="layout" draw:type="curve" svg:x1="16.002cm" svg:y1="12.389cm" svg:x2="16.003cm" svg:y2="13.359cm" draw:start-shape="id4" draw:start-glue-point="2" draw:end-shape="id5" draw:end-glue-point="4" svg:d="m16002 12389c0 726 1 241 1 970">
            <text:p/>
          </draw:connector>
          <draw:frame draw:style-name="gr2" draw:text-style-name="P2" draw:id="id2" draw:layer="layout" svg:width="2.032cm" svg:height="0.967cm" svg:x="8.255cm" svg:y="13.538cm">
            <draw:text-box draw:corner-radius="0.254cm">
              <text:p><text:span text:style-name="T1">replication transport</text:span></text:p>
            </draw:text-box>
            <draw:glue-point draw:id="4" svg:x="3.047cm" svg:y="-4.994cm"/>
          </draw:frame>
          <draw:frame draw:style-name="gr6" draw:text-style-name="P2" draw:id="id6" draw:layer="layout" svg:width="2.032cm" svg:height="0.967cm" svg:x="11.557cm" svg:y="13.538cm">
            <draw:text-box draw:corner-radius="0.254cm">
              <text:p><text:span text:style-name="T1">replication transport</text:span></text:p>
            </draw:text-box>
            <draw:glue-point draw:id="4" svg:x="-2.408cm" svg:y="-4.994cm"/>
          </draw:frame>
          <draw:connector draw:style-name="gr7" draw:text-style-name="P3" draw:layer="layout" draw:type="curve" svg:x1="11.557cm" svg:y1="14.021cm" svg:x2="10.287cm" svg:y2="14.021cm" draw:start-shape="id6" draw:end-shape="id2" svg:d="m11557 14021h-1270">
            <text:p/>
          </draw:connector>
          <draw:frame draw:style-name="gr8" draw:text-style-name="P4" draw:layer="layout" svg:width="3.359cm" svg:height="0.475cm" svg:x="5.212cm" svg:y="5.864cm">
            <draw:text-box>
              <text:p><text:span text:style-name="T2">Primary System</text:span></text:p>
            </draw:text-box>
          </draw:frame>
          <draw:frame draw:style-name="gr9" draw:text-style-name="P4" draw:layer="layout" svg:width="2.456cm" svg:height="0.475cm" svg:x="13.986cm" svg:y="5.864cm">
            <draw:text-box>
              <text:p><text:span text:style-name="T2">DR System</text:span></text:p>
            </draw:text-box>
          </draw:frame>
          <draw:connector draw:style-name="gr1" draw:text-style-name="P1" draw:layer="layout" draw:type="curve" svg:x1="17.525cm" svg:y1="7.816cm" svg:x2="17.526cm" svg:y2="9.017cm" draw:start-shape="id7" draw:start-glue-point="4" draw:end-shape="id8" svg:d="m17525 7816c0 925 1 325 1 1201">
            <text:p/>
          </draw:connector>
          <draw:connector draw:style-name="gr1" draw:text-style-name="P1" draw:layer="layout" draw:type="curve" svg:x1="13.589cm" svg:y1="14.021cm" svg:x2="15.494cm" svg:y2="14.017cm" draw:start-shape="id6" draw:start-glue-point="1" draw:end-shape="id5" svg:d="m13589 14021c1429 0 477-4 1905-4">
            <text:p/>
          </draw:connector>
          <draw:connector draw:style-name="gr1" draw:text-style-name="P1" draw:layer="layout" draw:type="curve" svg:x1="4.316cm" svg:y1="7.821cm" svg:x2="4.318cm" svg:y2="9.004cm" draw:start-shape="id9" draw:start-glue-point="4" draw:end-shape="id10" draw:end-glue-point="0" svg:d="m4316 7821c0 907 2 316 2 1183">
            <text:p/>
          </draw:connector>
          <draw:g draw:id="id11">
            <draw:custom-shape draw:style-name="gr10" draw:text-style-name="P1" draw:layer="layout" svg:width="0.931cm" svg:height="0.542cm" svg:x="8.806cm" svg:y="7.188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1" draw:layer="layout" svg:width="1.016cm" svg:height="0.424cm" svg:x="8.763cm" svg:y="7.526cm">
              <text:p/>
  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  </draw:custom-shape>
            <draw:ellipse draw:style-name="gr11" draw:text-style-name="P1" draw:layer="layout" svg:width="0.592cm" svg:height="0.338cm" svg:x="8.975cm" svg:y="7.569cm">
              <text:p/>
            </draw:ellipse>
          </draw:g>
          <draw:g draw:id="id12">
            <draw:custom-shape draw:style-name="gr10" draw:text-style-name="P1" draw:layer="layout" svg:width="0.931cm" svg:height="0.542cm" svg:x="12.108cm" svg:y="7.188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1" draw:layer="layout" svg:width="1.016cm" svg:height="0.424cm" svg:x="12.065cm" svg:y="7.526cm">
              <text:p/>
  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  </draw:custom-shape>
            <draw:ellipse draw:style-name="gr11" draw:text-style-name="P1" draw:layer="layout" svg:width="0.592cm" svg:height="0.338cm" svg:x="12.277cm" svg:y="7.569cm">
              <text:p/>
            </draw:ellipse>
          </draw:g>
          <draw:g draw:id="id7">
            <draw:glue-point draw:id="4" svg:x="-0.26cm" svg:y="1.238cm" draw:escape-direction="down"/>
            <draw:glue-point draw:id="5" svg:x="-4.359cm" svg:y="1.249cm" draw:escape-direction="down"/>
            <draw:glue-point draw:id="6" svg:x="3.688cm" svg:y="1.249cm" draw:escape-direction="down"/>
            <draw:custom-shape draw:style-name="gr12" draw:text-style-name="P1" draw:layer="layout" svg:width="0.435cm" svg:height="0.432cm" svg:x="17.343cm" svg:y="6.6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783cm" svg:height="1.473cm" svg:x="17.169cm" svg:y="7.061cm">
              <text:p/>
              <draw:enhanced-geometry draw:glue-point-type="segments" draw:type="mso-spt100" draw:modifiers="-0.166352966030506 179.9726881139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1" draw:layer="layout" svg:width="0.783cm" svg:height="1.473cm" svg:x="17.169cm" svg:y="7.061cm">
              <text:p/>
              <draw:enhanced-geometry draw:glue-point-type="segments" draw:type="mso-spt100" draw:modifiers="-125.702348286891 179.9726881139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1" draw:layer="layout" svg:width="0.783cm" svg:height="1.471cm" svg:x="17.14cm" svg:y="7.063cm">
              <text:p/>
              <draw:enhanced-geometry draw:mirror-horizontal="true" draw:glue-point-type="segments" draw:type="mso-spt100" draw:modifiers="-125.702348286891 179.9726881139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connector draw:style-name="gr1" draw:text-style-name="P1" draw:layer="layout" draw:type="curve" svg:x1="9.779cm" svg:y1="7.569cm" svg:x2="12.065cm" svg:y2="7.569cm" draw:start-shape="id11" draw:start-glue-point="1" draw:end-shape="id12" svg:d="m9779 7569h2286">
            <text:p/>
          </draw:connector>
          <draw:connector draw:style-name="gr1" draw:text-style-name="P1" draw:layer="layout" draw:type="curve" svg:x1="4.708cm" svg:y1="7.581cm" svg:x2="8.763cm" svg:y2="7.569cm" draw:start-shape="id9" draw:start-glue-point="1" draw:end-shape="id11" draw:end-glue-point="3" svg:d="m4708 7581c3058 0 1031-12 4055-12">
            <text:p/>
          </draw:connector>
          <draw:connector draw:style-name="gr1" draw:text-style-name="P1" draw:layer="layout" draw:type="curve" svg:x1="13.081cm" svg:y1="7.569cm" svg:x2="17.141cm" svg:y2="7.581cm" draw:start-shape="id12" draw:start-glue-point="1" draw:end-shape="id7" svg:d="m13081 7569c3028 0 999 12 4060 12">
            <text:p/>
          </draw:connector>
          <draw:g draw:id="id9">
            <draw:glue-point draw:id="4" svg:x="0.173cm" svg:y="1.265cm" draw:escape-direction="down"/>
            <draw:glue-point draw:id="5" svg:x="-3.7cm" svg:y="1.28cm" draw:escape-direction="down"/>
            <draw:glue-point draw:id="6" svg:x="3.384cm" svg:y="1.28cm" draw:escape-direction="down"/>
            <draw:custom-shape draw:style-name="gr12" draw:text-style-name="P1" draw:layer="layout" svg:width="0.435cm" svg:height="0.432cm" svg:x="4.07cm" svg:y="6.62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draw:layer="layout" svg:width="0.783cm" svg:height="1.473cm" svg:x="3.896cm" svg:y="7.061cm">
              <text:p/>
              <draw:enhanced-geometry draw:mirror-horizontal="true" draw:mirror-vertical="false" draw:glue-point-type="segments" draw:type="mso-spt100" draw:modifiers="-0.166352966030506 179.9726881139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1" draw:layer="layout" svg:width="0.783cm" svg:height="1.473cm" svg:x="3.896cm" svg:y="7.061cm">
              <text:p/>
              <draw:enhanced-geometry draw:mirror-horizontal="true" draw:mirror-vertical="false" draw:glue-point-type="segments" draw:type="mso-spt100" draw:modifiers="-125.702348286891 179.9726881139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1" draw:layer="layout" svg:width="0.783cm" svg:height="1.471cm" svg:x="3.925cm" svg:y="7.063cm">
              <text:p/>
              <draw:enhanced-geometry draw:mirror-horizontal="false" draw:mirror-vertical="false" draw:glue-point-type="segments" draw:type="mso-spt100" draw:modifiers="-125.702348286891 179.9726881139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2" draw:text-style-name="P2" draw:id="id14" draw:layer="layout" svg:width="2.794cm" svg:height="0.967cm" svg:x="3.302cm" svg:y="17.272cm">
            <draw:text-box draw:corner-radius="0.254cm">
              <text:p><text:span text:style-name="T1">remote engine communication</text:span></text:p>
            </draw:text-box>
            <draw:glue-point draw:id="4" svg:x="-1.363cm" svg:y="-4.994cm"/>
          </draw:frame>
          <draw:frame draw:style-name="gr4" draw:text-style-name="P2" draw:id="id13" draw:layer="layout" svg:width="2.794cm" svg:height="0.967cm" svg:x="15.748cm" svg:y="17.272cm">
            <draw:text-box draw:corner-radius="0.254cm">
              <text:p><text:span text:style-name="T1">remote engine communication</text:span></text:p>
            </draw:text-box>
            <draw:glue-point draw:id="4" svg:x="1.363cm" svg:y="-4.994cm"/>
          </draw:frame>
          <draw:connector draw:style-name="gr1" draw:text-style-name="P1" draw:layer="layout" draw:type="curve" svg:x1="15.748cm" svg:y1="17.755cm" svg:x2="6.096cm" svg:y2="17.755cm" draw:start-shape="id13" draw:end-shape="id14" svg:d="m15748 17755h-9652">
            <text:p/>
          </draw:connector>
          <draw:connector draw:style-name="gr1" draw:text-style-name="P1" draw:layer="layout" draw:type="curve" svg:x1="17.525cm" svg:y1="17.273cm" svg:x2="17.525cm" svg:y2="14.678cm" draw:start-shape="id13" draw:start-glue-point="4" draw:end-shape="id5" draw:end-glue-point="12" svg:d="m17525 17273v-2595">
            <text:p/>
          </draw:connector>
          <draw:connector draw:style-name="gr1" draw:text-style-name="P1" draw:layer="layout" draw:type="curve" svg:x1="4.319cm" svg:y1="14.676cm" svg:x2="4.319cm" svg:y2="17.273cm" draw:start-shape="id1" draw:start-glue-point="14" draw:end-shape="id14" draw:end-glue-point="4" svg:d="m4319 14676v2597">
            <text:p/>
          </draw:connector>
          <draw:frame draw:style-name="gr2" draw:text-style-name="P2" draw:id="id10" draw:layer="layout" svg:width="2.54cm" svg:height="0.967cm" svg:x="3.048cm" svg:y="9.004cm">
            <draw:text-box draw:corner-radius="0.254cm">
              <text:p><text:span text:style-name="T1">GroundWork Monitor</text:span></text:p>
            </draw:text-box>
            <draw:glue-point draw:id="4" svg:x="3.141cm" svg:y="5.005cm"/>
            <draw:glue-point draw:id="5" svg:x="-2.858cm" svg:y="-4.994cm"/>
            <draw:glue-point draw:id="6" svg:x="2.896cm" svg:y="4.994cm"/>
            <draw:glue-point draw:id="7" svg:x="-5cm" svg:y="-2.109cm"/>
            <draw:glue-point draw:id="8" svg:x="-5cm" svg:y="1.83cm"/>
            <draw:glue-point draw:id="9" svg:x="5cm" svg:y="-2.109cm"/>
            <draw:glue-point draw:id="10" svg:x="5cm" svg:y="1.83cm"/>
            <draw:glue-point draw:id="11" svg:x="2.896cm" svg:y="-4.994cm"/>
            <draw:glue-point draw:id="12" svg:x="1.317cm" svg:y="-4.984cm"/>
            <draw:glue-point draw:id="13" svg:x="-0.787cm" svg:y="-4.984cm"/>
          </draw:frame>
          <draw:frame draw:style-name="gr4" draw:text-style-name="P2" draw:id="id8" draw:layer="layout" svg:width="2.54cm" svg:height="0.967cm" svg:x="16.256cm" svg:y="9.017cm">
            <draw:text-box draw:corner-radius="0.254cm">
              <text:p><text:span text:style-name="T1">GroundWork Monitor</text:span></text:p>
            </draw:text-box>
            <draw:glue-point draw:id="4" svg:x="-2.814cm" svg:y="5.005cm"/>
            <draw:glue-point draw:id="5" svg:x="3.185cm" svg:y="-4.994cm"/>
            <draw:glue-point draw:id="6" svg:x="5cm" svg:y="1.83cm"/>
            <draw:glue-point draw:id="7" svg:x="5cm" svg:y="-2.109cm"/>
            <draw:glue-point draw:id="8" svg:x="-5cm" svg:y="-2.109cm"/>
            <draw:glue-point draw:id="9" svg:x="-5cm" svg:y="1.83cm"/>
            <draw:glue-point draw:id="10" svg:x="-2.892cm" svg:y="-4.994cm"/>
            <draw:glue-point draw:id="11" svg:x="-0.787cm" svg:y="-4.994cm"/>
            <draw:glue-point draw:id="12" svg:x="1.317cm" svg:y="-4.994cm"/>
          </draw:frame>
          <draw:connector draw:style-name="gr7" draw:text-style-name="P1" draw:layer="layout" draw:type="curve" svg:x1="13.589cm" svg:y1="9.487cm" svg:x2="16.256cm" svg:y2="9.5cm" draw:start-shape="id15" draw:start-glue-point="8" draw:end-shape="id8" svg:d="m13589 9487c2001 0 668 13 2667 13">
            <text:p/>
          </draw:connector>
          <draw:custom-shape draw:style-name="gr15" draw:text-style-name="P1" draw:id="id16" draw:layer="layout" svg:width="2.032cm" svg:height="1.702cm" svg:x="8.255cm" svg:y="8.636cm">
            <text:p text:style-name="P1">databas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" draw:text-style-name="P1" draw:id="id15" draw:layer="layout" svg:width="2.032cm" svg:height="1.702cm" svg:x="11.557cm" svg:y="8.636cm">
            <text:p text:style-name="P1">databas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1" draw:text-style-name="P1" draw:layer="layout" draw:type="curve" svg:x1="5.588cm" svg:y1="9.487cm" svg:x2="8.255cm" svg:y2="9.487cm" draw:start-shape="id10" draw:end-shape="id16" draw:end-glue-point="6" svg:d="m5588 9487h2667">
            <text:p/>
          </draw:connector>
          <draw:connector draw:style-name="gr1" draw:text-style-name="P1" draw:layer="layout" draw:type="curve" svg:x1="11.557cm" svg:y1="9.487cm" svg:x2="10.287cm" svg:y2="9.487cm" draw:start-shape="id15" draw:start-glue-point="6" draw:end-shape="id16" draw:end-glue-point="8" svg:d="m11557 9487h-1270">
            <text:p/>
          </draw:connector>
          <draw:connector draw:style-name="gr1" draw:text-style-name="P1" draw:layer="layout" draw:type="curve" svg:x1="4.318cm" svg:y1="13.358cm" svg:x2="4.318cm" svg:y2="9.971cm" draw:start-shape="id1" draw:start-glue-point="17" draw:end-shape="id10" draw:end-glue-point="2" svg:d="m4318 13358v-3387">
            <text:p/>
          </draw:connector>
          <draw:connector draw:style-name="gr1" draw:text-style-name="P1" draw:layer="layout" draw:type="curve" svg:x1="17.525cm" svg:y1="13.359cm" svg:x2="17.526cm" svg:y2="9.984cm" draw:start-shape="id5" draw:start-glue-point="10" draw:end-shape="id8" draw:end-glue-point="2" svg:d="m17525 13359c0-2533 1-846 1-3375">
            <text:p/>
          </draw:connector>
          <draw:frame draw:style-name="gr2" draw:text-style-name="P2" draw:id="id17" draw:layer="layout" svg:width="2.032cm" svg:height="0.967cm" svg:x="8.255cm" svg:y="11.43cm">
            <draw:text-box draw:corner-radius="0.254cm">
              <text:p><text:span text:style-name="T1">database snapshot</text:span></text:p>
            </draw:text-box>
          </draw:frame>
          <draw:frame draw:style-name="gr4" draw:text-style-name="P2" draw:id="id18" draw:layer="layout" svg:width="2.032cm" svg:height="0.967cm" svg:x="11.557cm" svg:y="11.43cm">
            <draw:text-box draw:corner-radius="0.254cm">
              <text:p><text:span text:style-name="T1">database snapshot</text:span></text:p>
            </draw:text-box>
            <draw:glue-point draw:id="4" svg:x="-2.408cm" svg:y="-4.994cm"/>
          </draw:frame>
          <draw:frame draw:style-name="gr4" draw:text-style-name="P2" draw:id="id4" draw:layer="layout" svg:width="2.54cm" svg:height="0.967cm" svg:x="14.732cm" svg:y="11.422cm">
            <draw:text-box draw:corner-radius="0.254cm">
              <text:p><text:span text:style-name="T1">replication configuration</text:span></text:p>
            </draw:text-box>
            <draw:glue-point draw:id="4" svg:x="-2.408cm" svg:y="-4.994cm"/>
          </draw:frame>
          <draw:connector draw:style-name="gr1" draw:text-style-name="P1" draw:layer="layout" draw:type="curve" svg:x1="9.271cm" svg:y1="13.538cm" svg:x2="9.271cm" svg:y2="12.397cm" draw:start-shape="id2" draw:end-shape="id17" svg:d="m9271 13538v-1141">
            <text:p/>
          </draw:connector>
          <draw:connector draw:style-name="gr1" draw:text-style-name="P1" draw:layer="layout" draw:type="curve" svg:x1="12.573cm" svg:y1="13.538cm" svg:x2="12.573cm" svg:y2="12.397cm" draw:start-shape="id6" draw:start-glue-point="0" draw:end-shape="id18" svg:d="m12573 13538v-1141">
            <text:p/>
          </draw:connector>
          <draw:connector draw:style-name="gr1" draw:text-style-name="P1" draw:layer="layout" draw:type="curve" svg:x1="12.573cm" svg:y1="10.338cm" svg:x2="12.573cm" svg:y2="11.43cm" draw:start-shape="id15" draw:end-shape="id18" draw:end-glue-point="0" svg:d="m12573 10338v1092">
            <text:p/>
          </draw:connector>
          <draw:connector draw:style-name="gr1" draw:text-style-name="P1" draw:layer="layout" draw:type="curve" svg:x1="9.271cm" svg:y1="11.43cm" svg:x2="9.271cm" svg:y2="10.338cm" draw:start-shape="id17" draw:start-glue-point="0" draw:end-shape="id16" svg:d="m9271 11430v-1092">
            <text:p/>
          </draw:connector>
          <draw:frame draw:style-name="gr17" draw:text-style-name="P2" draw:id="id19" draw:layer="layout" svg:width="2.286cm" svg:height="0.611cm" svg:x="4.699cm" svg:y="15.748cm">
            <draw:text-box draw:corner-radius="0.254cm">
              <text:p><text:span text:style-name="T1">application</text:span></text:p>
            </draw:text-box>
          </draw:frame>
          <draw:frame draw:style-name="gr2" draw:text-style-name="P2" draw:id="id22" draw:layer="layout" svg:width="2.54cm" svg:height="0.967cm" svg:x="8.001cm" svg:y="15.57cm">
            <draw:text-box draw:corner-radius="0.254cm">
              <text:p><text:span text:style-name="T1">application configuration</text:span></text:p>
            </draw:text-box>
          </draw:frame>
          <draw:frame draw:style-name="gr18" draw:text-style-name="P2" draw:id="id20" draw:layer="layout" svg:width="2.286cm" svg:height="0.635cm" svg:x="14.859cm" svg:y="15.748cm">
            <draw:text-box draw:corner-radius="0.254cm">
              <text:p><text:span text:style-name="T1">application</text:span></text:p>
            </draw:text-box>
          </draw:frame>
          <draw:frame draw:style-name="gr4" draw:text-style-name="P2" draw:id="id21" draw:layer="layout" svg:width="2.54cm" svg:height="0.967cm" svg:x="11.303cm" svg:y="15.57cm">
            <draw:text-box draw:corner-radius="0.254cm">
              <text:p><text:span text:style-name="T1">application configuration</text:span></text:p>
            </draw:text-box>
          </draw:frame>
          <draw:connector draw:style-name="gr1" draw:text-style-name="P1" draw:layer="layout" draw:type="curve" svg:x1="5.842cm" svg:y1="15.748cm" svg:x2="5.842cm" svg:y2="14.679cm" draw:start-shape="id19" draw:start-glue-point="0" draw:end-shape="id1" draw:end-glue-point="4" svg:d="m5842 15748v-1069">
            <text:p/>
          </draw:connector>
          <draw:connector draw:style-name="gr1" draw:text-style-name="P1" draw:layer="layout" draw:type="curve" svg:x1="16.003cm" svg:y1="14.676cm" svg:x2="16.002cm" svg:y2="15.748cm" draw:start-shape="id5" draw:start-glue-point="5" draw:end-shape="id20" draw:end-glue-point="0" svg:d="m16003 14676c0 807-1 271-1 1072">
            <text:p/>
          </draw:connector>
          <draw:connector draw:style-name="gr1" draw:text-style-name="P1" draw:layer="layout" draw:type="curve" svg:x1="13.843cm" svg:y1="16.053cm" svg:x2="14.859cm" svg:y2="16.065cm" draw:start-shape="id21" draw:end-shape="id20" draw:end-glue-point="3" svg:d="m13843 16053c762 0 254 12 1016 12">
            <text:p/>
          </draw:connector>
          <draw:connector draw:style-name="gr1" draw:text-style-name="P1" draw:layer="layout" draw:type="curve" svg:x1="6.985cm" svg:y1="16.053cm" svg:x2="8.001cm" svg:y2="16.053cm" draw:start-shape="id19" draw:start-glue-point="1" draw:end-shape="id22" draw:end-glue-point="3" svg:d="m6985 16053h1016">
            <text:p/>
          </draw:connector>
          <draw:connector draw:style-name="gr1" draw:text-style-name="P1" draw:layer="layout" draw:type="curve" svg:x1="9.271cm" svg:y1="14.505cm" svg:x2="9.271cm" svg:y2="15.57cm" draw:start-shape="id2" draw:start-glue-point="2" draw:end-shape="id22" svg:d="m9271 14505v1065">
            <text:p/>
          </draw:connector>
          <draw:connector draw:style-name="gr1" draw:text-style-name="P1" draw:layer="layout" draw:type="curve" svg:x1="12.573cm" svg:y1="14.505cm" svg:x2="12.573cm" svg:y2="15.57cm" draw:start-shape="id6" draw:end-shape="id21" draw:end-glue-point="0" svg:d="m12573 14505v1065">
            <text:p/>
          </draw:connector>
          <draw:frame draw:style-name="gr19" draw:layer="layout" svg:width="9.652cm" svg:height="0.635cm" svg:x="6.096cm" svg:y="17.193cm">
            <draw:text-box>
              <text:p text:style-name="P1">Replication State Engine heartbeats, status, and command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5%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305cm" draw:shadow-offset-y="0.305cm" draw:shadow-color="#808080" draw:shadow-opacity="9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Arial" style:font-style-name-complex="Regular" style:font-family-generic-complex="swiss" style:font-pitch-complex="variable" style:font-size-complex="9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86cm" fo:margin-bottom="2.032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0T15:20:43</meta:creation-date>
    <dc:date>2010-07-04T22:27:29</dc:date>
    <meta:editing-duration>PT27H03M57S</meta:editing-duration>
    <meta:editing-cycles>127</meta:editing-cycles>
    <meta:generator>OpenOffice.org/3.2$Solaris_x86 OpenOffice.org_project/320m18$Build-9502</meta:generator>
    <meta:print-date>2010-02-16T17:25:51</meta:print-date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